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22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21-04-2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19-04-1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18-04-16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15-04-24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13-04-22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12-04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10-05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09-05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08-05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07-05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06-05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04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03-05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02-05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2001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9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98-04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97-05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95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93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92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91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8024" calcext:value-type="float">
            <text:p>59.62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9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8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8-05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7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7-04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6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6-05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5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5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4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3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3-04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2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2-05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1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0-09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0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80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C0008908</text:p>
          </table:table-cell>
          <table:table-cell office:value-type="string" calcext:value-type="string">
            <text:p>197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